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opacity="70%" draw:textarea-horizontal-align="justify" draw:textarea-vertical-align="middle" draw:auto-grow-height="false" draw:shadow-opacity="70%"/>
    </style:style>
    <style:style style:name="gr2" style:family="graphic" style:parent-style-name="standard">
      <style:graphic-properties draw:stroke="none" svg:stroke-color="#000000" draw:fill="none" draw:fill-color="#ffffff" fo:min-height="9.5cm"/>
    </style:style>
    <style:style style:name="gr3" style:family="graphic" style:parent-style-name="standard">
      <style:graphic-properties draw:fill="gradient" draw:fill-gradient-name="Gradient_20_10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line-height="100%"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5cm" svg:height="8.5cm" svg:x="3cm" svg:y="3cm">
          <text:p text:style-name="P1"><text:span text:style-name="T1">Geschwindigkeit</text:span></text:p>
          <text:p text:style-name="P1"><text:span text:style-name="T1">Echtzeitfähigkeit</text:span></text:p>
          <text:p text:style-name="P1"><text:span text:style-name="T1">Datenmenge</text:span></text:p>
          <text:p text:style-name="P1"><text:span text:style-name="T1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8cm" svg:height="9.75cm" svg:x="7cm" svg:y="3cm">
          <draw:text-box>
            <text:p text:style-name="P3"><text:span text:style-name="T2">CPUs</text:span></text:p>
            <text:p text:style-name="P3"><text:span text:style-name="T2"/></text:p>
            <text:p text:style-name="P3"><text:span text:style-name="T2">GPUs</text:span></text:p>
            <text:p text:style-name="P3"><text:span text:style-name="T2"/></text:p>
            <text:p text:style-name="P3"><text:span text:style-name="T2">FPGAs</text:span></text:p>
            <text:p text:style-name="P3"><text:span text:style-name="T2"/></text:p>
            <text:p text:style-name="P3"><text:span text:style-name="T2">ASICs</text:span></text:p>
          </draw:text-box>
        </draw:frame>
        <draw:custom-shape draw:style-name="gr3" draw:text-style-name="P2" draw:layer="layout" svg:width="2.5cm" svg:height="8cm" svg:x="16cm" svg:y="3cm">
          <text:p text:style-name="P1"><text:span text:style-name="T1">Kosten</text:span></text:p>
          <text:p text:style-name="P1"><text:span text:style-name="T1">Kompatibilität</text:span></text:p>
          <text:p text:style-name="P1"><text:span text:style-name="T1">Zertifizierung?</text:span></text:p>
          <text:p text:style-name="P1"><text:span text:style-name="T1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355e00" draw:end-color="#ff0000" draw:start-intensity="100%" draw:end-intensity="100%" draw:angle="0" draw:border="0%"/>
    <draw:gradient draw:name="Gradient_20_7" draw:display-name="Gradient 7" draw:style="linear" draw:start-color="#008000" draw:end-color="#ff0000" draw:start-intensity="100%" draw:end-intensity="100%" draw:angle="0" draw:border="0%"/>
    <draw:gradient draw:name="Gradient_20_8" draw:display-name="Gradient 8" draw:style="linear" draw:start-color="#ff0000" draw:end-color="#008000" draw:start-intensity="100%" draw:end-intensity="100%" draw:angle="0" draw:border="0%"/>
    <draw:gradient draw:name="Gradient_20_9" draw:display-name="Gradient 9" draw:style="linear" draw:start-color="#ff0000" draw:end-color="#355e00" draw:start-intensity="100%" draw:end-intensity="100%" draw:angle="0" draw:border="0%"/>
    <draw:gradient draw:name="GrünRot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li Köhler</meta:initial-creator>
    <meta:creation-date>2011-01-23T21:40:47</meta:creation-date>
    <dc:date>2011-01-23T21:55:38</dc:date>
    <dc:creator>Uli Köhler</dc:creator>
    <meta:editing-duration>PT00H14M52S</meta:editing-duration>
    <meta:editing-cycles>5</meta:editing-cycles>
    <meta:generator>OpenOffice.org/3.2$Unix OpenOffice.org_project/320m19$Build-9505</meta:generator>
    <meta:document-statistic meta:object-count="3"/>
  </office:meta>
</office:document-meta>
</file>